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ec5a9" officeooo:paragraph-rsid="000ec5a9" style:font-size-asian="20pt" style:font-size-complex="20pt"/>
    </style:style>
    <style:style style:name="T1" style:family="text">
      <style:text-properties officeooo:rsid="00101b18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>Johnathon Karcz</text:p>
      <text:p text:style-name="P1"><text:span text:style-name="T1">NetID: <text:s/></text:span>karcz2</text:p>
      <text:p text:style-name="P1"/>
      <text:p text:style-name="P1"><text:span text:style-name="T2">ECE411</text:span> </text:p>
      <text:p text:style-name="P1">MP1 </text:p>
      <text:p text:style-name="P1">Check Point 1</text:p>
      <text:p text:style-name="P1"/>
      <text:p text:style-name="P1">09/03/201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athon Karcz</meta:initial-creator>
    <meta:creation-date>2015-09-03T19:36:21.765268659</meta:creation-date>
    <dc:date>2015-09-03T19:41:16.955430762</dc:date>
    <dc:creator>Johnathon Karcz</dc:creator>
    <meta:editing-duration>PT3M31S</meta:editing-duration>
    <meta:editing-cycles>2</meta:editing-cycles>
    <meta:generator>LibreOffice/4.2.8.2$Linux_X86_64 LibreOffice_project/420$Build-2</meta:generator>
    <meta:printed-by>Johnathon Karcz</meta:printed-by>
    <meta:print-date>2015-09-03T19:40:26.052191269</meta:print-date>
    <meta:document-statistic meta:table-count="0" meta:image-count="0" meta:object-count="0" meta:page-count="1" meta:paragraph-count="6" meta:word-count="10" meta:character-count="63" meta:non-whitespace-character-count="56"/>
  </office:meta>
</office:document-meta>
</file>